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adornments="Gras" style:font-pitch="variable"/>
    <style:font-face style:name="Ubuntu2" svg:font-family="Ubuntu" style:font-adornments="Italique gras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paragraph-rsid="001cbd93"/>
    </style:style>
    <style:style style:name="P2" style:family="paragraph" style:parent-style-name="List" style:master-page-name="">
      <style:paragraph-properties fo:margin-left="0cm" fo:margin-right="0cm" fo:margin-top="0cm" fo:margin-bottom="0cm" style:contextual-spacing="false" fo:line-height="130%" fo:text-align="justify" style:justify-single-word="false" fo:text-indent="0cm" style:auto-text-indent="false" style:page-number="auto" fo:background-color="transparent">
        <style:tab-stops/>
        <style:background-image/>
      </style:paragraph-properties>
      <style:text-properties fo:color="#666666" style:font-name="Ubuntu" fo:font-size="12pt" officeooo:rsid="0026ac0d" officeooo:paragraph-rsid="0026ac0d" style:font-size-asian="12pt" style:font-name-complex="FreeSans1"/>
    </style:style>
    <style:style style:name="P3" style:family="paragraph" style:parent-style-name="Text_20_body">
      <style:text-properties officeooo:rsid="00215a35" officeooo:paragraph-rsid="00215a35"/>
    </style:style>
    <style:style style:name="P4" style:family="paragraph" style:parent-style-name="Text_20_body">
      <style:text-properties officeooo:rsid="0026ac0d" officeooo:paragraph-rsid="0026ac0d"/>
    </style:style>
    <style:style style:name="P5" style:family="paragraph" style:parent-style-name="Title">
      <style:text-properties officeooo:rsid="00215a35" officeooo:paragraph-rsid="00215a35"/>
    </style:style>
    <style:style style:name="P6" style:family="paragraph" style:parent-style-name="Header">
      <style:text-properties officeooo:rsid="00215a35" officeooo:paragraph-rsid="00215a35"/>
    </style:style>
    <style:style style:name="T1" style:family="text">
      <style:text-properties officeooo:rsid="00231453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eu des paires</text:p>
      <text:p text:style-name="P3"/>
      <text:p text:style-name="P2">Vous avez la journée pour terminé le challenge.</text:p>
      <text:h text:style-name="Heading_20_1" text:outline-level="1">Règles</text:h>
      <text:p text:style-name="P3">L'espace de jeu est composé de cartes retournées face cachées. Le joueur retourne 2 cartes. Si elles sont identiques alors elles restent visibles, sinon elles reviennent en face cachée.</text:p>
      <text:p text:style-name="P3">Le but est de retourner toutes les cartes <text:span text:style-name="T1">en face visible</text:span>.</text:p>
      <text:h text:style-name="Heading_20_1" text:outline-level="1">Déroulement</text:h>
      <text:p text:style-name="P3">Vous devez placer les cartes aléatoirement sur la zone de jeu. N'oubliez pas, chaque carte doit avoir une et une seule paire identique.</text:p>
      <text:p text:style-name="P3">Quand on clique sur une carte face cachée, celle-ci se retourne. </text:p>
      <text:p text:style-name="P3">Il ne peut avoir que 2 cartes maximum en face visible.</text:p>
      <text:p text:style-name="P3">Si les 2 cartes face visible sont différentes, faire apparaître une boite de message avec le texte « Les 2 images sont différentes »</text:p>
      <text:p text:style-name="P3">Lorsque toutes les cartes sont visibles affichez le message « Vous avez gagné !»</text:p>
      <text:p text:style-name="P4">Vous avez des images à votre dispositions dans le dossier image.</text:p>
      <text:h text:style-name="Heading_20_2" text:outline-level="2">Bonus</text:h>
      <text:p text:style-name="P3">Mettre en place un chronomètre pour obliger l'utilisateur à réussir le jeu dans un temps imparti.</text:p>
      <text:p text:style-name="P3">Permettre à l'utilisateur de recommencer le jeu quand il a finit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adornments="Gras" style:font-pitch="variable"/>
    <style:font-face style:name="Ubuntu2" svg:font-family="Ubuntu" style:font-adornments="Italique gras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top="0cm" fo:margin-bottom="0.4cm" style:contextual-spacing="false" fo:line-height="135%" fo:text-align="justify" style:justify-single-word="false" style:page-number="auto" fo:background-color="transparent">
        <style:background-image/>
      </style:paragraph-properties>
      <style:text-properties fo:color="#666666" style:font-name="Ubuntu" fo:font-family="Ubuntu" style:font-style-name="Normal" style:font-pitch="variable" fo:font-style="normal" style:font-size-asian="10.5pt" style:font-style-asian="italic" style:font-style-complex="italic"/>
    </style:style>
    <style:style style:name="List" style:family="paragraph" style:parent-style-name="Text_20_body" style:auto-update="true" style:class="list" style:master-page-name="">
      <style:paragraph-properties fo:margin-left="2cm" fo:margin-right="0cm" fo:margin-top="0cm" fo:margin-bottom="0cm" style:contextual-spacing="false" fo:line-height="130%" fo:text-indent="0cm" style:auto-text-indent="false" style:page-number="auto">
        <style:tab-stops/>
      </style:paragraph-properties>
      <style:text-properties fo:font-size="12pt" fo:font-style="italic" style:font-size-asian="12pt" style:font-style-asian="italic" style:font-name-complex="FreeSans1" style:font-family-complex="FreeSans" style:font-family-generic-complex="swiss" style:font-style-complex="italic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top="0.423cm" fo:margin-bottom="0.212cm" style:contextual-spacing="false" style:page-number="auto" fo:background-color="transparent" style:shadow="none">
        <style:tab-stops/>
        <style:background-image/>
      </style:paragraph-properties>
      <style:text-properties fo:text-transform="uppercase" fo:color="#000099" style:font-name="Ubuntu" fo:font-family="Ubuntu" style:font-style-name="Normal" style:font-pitch="variable" fo:font-size="170%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2cm" fo:margin-right="0cm" fo:margin-top="0.353cm" fo:margin-bottom="0.212cm" style:contextual-spacing="false" fo:text-indent="-0.76cm" style:auto-text-indent="false">
        <style:tab-stops/>
      </style:paragraph-properties>
      <style:text-properties fo:color="#000099" style:font-name="Ubuntu1" fo:font-family="Ubuntu" style:font-style-name="Gras" style:font-pitch="variable" fo:font-size="135%" fo:font-weight="normal" style:font-size-asian="115%" style:font-weight-asian="bold" style:font-size-complex="115%" style:font-weight-complex="600"/>
    </style:style>
    <style:style style:name="Title" style:family="paragraph" style:parent-style-name="Heading" style:next-style-name="Text_20_body" style:auto-update="true" style:class="chapter">
      <style:paragraph-properties fo:text-align="center" style:justify-single-word="false"/>
      <style:text-properties fo:color="#000099" style:font-name="Ubuntu1" fo:font-family="Ubuntu" style:font-style-name="Gras" style:font-pitch="variable" fo:font-size="36pt" fo:font-weight="normal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2cm" fo:margin-right="0cm" fo:margin-top="0.247cm" fo:margin-bottom="0.212cm" style:contextual-spacing="false" fo:text-indent="-0.76cm" style:auto-text-indent="false">
        <style:tab-stops/>
      </style:paragraph-properties>
      <style:text-properties fo:font-variant="normal" fo:text-transform="none" fo:color="#000099" style:font-name="Ubuntu" fo:font-family="Ubuntu" style:font-style-name="Normal" style:font-pitch="variable" fo:font-size="15pt" fo:font-weight="normal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auto-update="true" style:default-outline-level="4" style:class="text" style:master-page-name="">
      <style:paragraph-properties fo:margin-left="2.401cm" fo:margin-right="0cm" fo:margin-top="0.212cm" fo:margin-bottom="0.212cm" style:contextual-spacing="false" fo:text-indent="-0.76cm" style:auto-text-indent="false" style:page-number="auto">
        <style:tab-stops/>
      </style:paragraph-properties>
      <style:text-properties fo:color="#000066" style:font-name="Ubuntu2" fo:font-family="Ubuntu" style:font-style-name="Italique gras" style:font-pitch="variable" fo:font-size="90%" fo:font-style="normal" fo:font-weight="normal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Frame_20_contents" style:display-name="Frame contents" style:family="paragraph" style:parent-style-name="Standard" style:class="extra"/>
    <style:style style:name="Notes" style:family="paragraph" style:parent-style-name="Text_20_body" style:auto-update="true" style:master-page-name="">
      <style:paragraph-properties fo:margin-left="0.801cm" fo:margin-right="0.801cm" fo:text-align="justify" style:justify-single-word="false" fo:text-indent="0cm" style:auto-text-indent="false" style:page-number="auto" fo:background-color="#ffffcc" style:shadow="none">
        <style:tab-stops/>
        <style:background-image/>
      </style:paragraph-properties>
      <style:text-properties fo:font-style="italic" officeooo:rsid="0016cf9c" style:font-size-asian="10.5pt" style:font-style-asian="normal" style:font-style-complex="normal" style:font-relief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mportant" style:family="paragraph" style:parent-style-name="Text_20_body">
      <style:paragraph-properties fo:background-color="#ff0000">
        <style:background-image/>
      </style:paragraph-properties>
      <style:text-properties fo:font-variant="normal" fo:text-transform="none" fo:color="#ffffff" fo:font-style="normal" style:text-underline-style="none" officeooo:rsid="0016cf9c" style:font-size-asian="10.5pt" style:font-style-asian="normal" style:font-style-complex="normal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999999" style:font-name="Ubuntu" fo:font-family="Ubuntu" style:font-style-name="Normal" style:font-pitch="variable" fo:font-size="11pt" style:font-size-asian="10.5pt"/>
    </style:style>
    <style:style style:name="Hyperlien" style:family="paragraph" style:parent-style-name="Text_20_body" style:auto-update="true">
      <style:paragraph-properties fo:margin-left="0cm" fo:margin-right="0cm" fo:text-indent="0cm" style:auto-text-indent="false"/>
      <style:text-properties fo:color="#cc9900" fo:font-style="normal" style:text-underline-style="solid" style:text-underline-type="double" style:text-underline-width="auto" style:text-underline-color="font-color" fo:font-weight="normal" officeooo:rsid="001c12c5" style:font-size-asian="10.5pt" style:font-style-asian="normal" style:font-weight-asian="normal" style:font-style-complex="normal" style:font-weight-complex="normal"/>
    </style:style>
    <style:style style:name="Header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dddddd" style:font-name="Ubuntu" fo:font-family="Ubuntu" style:font-style-name="Normal" style:font-pitch="variable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15a35" officeooo:paragraph-rsid="00215a35"/>
    </style:style>
    <style:style style:name="MP2" style:family="paragraph" style:parent-style-name="Header">
      <style:text-properties officeooo:paragraph-rsid="001cbd93"/>
    </style:style>
    <style:style style:name="M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order-top="0.06pt solid #eeeeee" fo:border-bottom="none" fo:border-left="none" fo:border-right="none" fo:padding="0.049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MP1">Jeux des paires</text:p>
      </style:header>
      <style:footer>
        <text:section text:style-name="MSect1" text:name="Section2">
          <text:p text:style-name="MP2">SIMPLON RÉUNION<text:tab/><text:tab/><text:page-number text:select-page="current">1</text:page-number>/<text:page-count>1</text:page-count>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08:49:05.666112953</meta:creation-date>
    <meta:editing-duration>PT5M56S</meta:editing-duration>
    <meta:editing-cycles>6</meta:editing-cycles>
    <meta:generator>LibreOffice/4.2.8.2$Linux_X86_64 LibreOffice_project/420m0$Build-2</meta:generator>
    <dc:title>Cours Simplon</dc:title>
    <dc:date>2016-03-29T09:05:18.316763125</dc:date>
    <meta:document-statistic meta:table-count="0" meta:image-count="0" meta:object-count="0" meta:page-count="1" meta:paragraph-count="17" meta:word-count="181" meta:character-count="1053" meta:non-whitespace-character-count="887"/>
    <meta:template xlink:type="simple" xlink:actuate="onRequest" xlink:title="Cours Simplon" xlink:href="../../../../../../../.config/libreoffice/4/user/template/Cours%20Simplon.ott" meta:date="2016-03-29T08:49:05.301198789"/>
  </office:meta>
</office:document-meta>
</file>